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11cm" svg:height="5.976cm" svg:x="13.326cm" svg:y="0.903cm">
            <draw:object draw:notify-on-update-of-ranges="Sheet1.A5:Sheet1.A14 Sheet1.B5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215cm" svg:height="5.525cm" svg:x="12.693cm" svg:y="7.437cm">
            <draw:object draw:notify-on-update-of-ranges="Sheet1.A16:Sheet1.A16 Sheet1.A17:Sheet1.A26 Sheet1.B16:Sheet1.B16 Sheet1.B17:Sheet1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711cm" svg:height="5.737cm" svg:x="12.61cm" svg:y="13.387cm">
            <draw:object draw:notify-on-update-of-ranges="Sheet1.A29:Sheet1.A29 Sheet1.A30:Sheet1.A39 Sheet1.B29:Sheet1.B29 Sheet1.B30:Sheet1.B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1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Packet Distribution R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8772" calcext:value-type="float">
            <text:p>0.9587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4662" calcext:value-type="float">
            <text:p>0.99466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3544" calcext:value-type="float">
            <text:p>0.99354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5674" calcext:value-type="float">
            <text:p>0.88567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85172" calcext:value-type="float">
            <text:p>0.88517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84188" calcext:value-type="float">
            <text:p>0.88418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4816" calcext:value-type="float">
            <text:p>0.99481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4385" calcext:value-type="float">
            <text:p>0.99438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4382" calcext:value-type="float">
            <text:p>0.9943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5613" calcext:value-type="float">
            <text:p>0.9956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PLR</text:p>
          </table:table-cell>
          <table:table-cell/>
          <table:table-cell office:value-type="string" calcext:value-type="string">
            <text:p>Packet Loss R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1228" calcext:value-type="float">
            <text:p>0.0412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5338" calcext:value-type="float">
            <text:p>0.0053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456" calcext:value-type="float">
            <text:p>0.00645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4326" calcext:value-type="float">
            <text:p>0.1143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14828" calcext:value-type="float">
            <text:p>0.11482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15812" calcext:value-type="float">
            <text:p>0.11581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5184" calcext:value-type="float">
            <text:p>0.00518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5615" calcext:value-type="float">
            <text:p>0.00561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5618" calcext:value-type="float">
            <text:p>0.00561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387" calcext:value-type="float">
            <text:p>0.00438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Overhea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5573" calcext:value-type="float">
            <text:p>0.3355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1208" calcext:value-type="float">
            <text:p>0.47120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0949" calcext:value-type="float">
            <text:p>0.47094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4562" calcext:value-type="float">
            <text:p>0.4645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1081" calcext:value-type="float">
            <text:p>0.47108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0314" calcext:value-type="float">
            <text:p>0.47031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67623" calcext:value-type="float">
            <text:p>0.4676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0953" calcext:value-type="float">
            <text:p>0.47095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71422" calcext:value-type="float">
            <text:p>0.47142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3082" calcext:value-type="float">
            <text:p>0.47308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Route Reconstruction Ra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0:32:34.365250555</meta:creation-date>
    <dc:date>2022-10-10T10:54:26.096244055</dc:date>
    <meta:editing-duration>PT11M41S</meta:editing-duration>
    <meta:editing-cycles>2</meta:editing-cycles>
    <meta:generator>LibreOffice/6.4.7.2$Linux_X86_64 LibreOffice_project/40$Build-2</meta:generator>
    <meta:document-statistic meta:table-count="1" meta:cell-count="9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12cm" svg:height="5.977cm" xlink:href=".." xlink:type="simple" chart:class="chart:scatter" chart:style-name="ch1">
        <chart:legend chart:legend-position="end" svg:x="6.169cm" svg:y="2.69cm" style:legend-expansion="custom" chartooo:width="2.642cm" chartooo:height="0.597cm" style:legend-expansion-aspect-ratio="4.42546063651591" chart:style-name="ch2"/>
        <chart:plot-area chart:style-name="ch3" table:cell-range-address="Sheet1.A5:Sheet1.B14" svg:x="0.176cm" svg:y="0.119cm" svg:width="5.608cm" svg:height="5.739cm">
          <chartooo:coordinate-region svg:x="1.088cm" svg:y="0.319cm" svg:width="4.416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4" chart:class="chart:scatter">
            <chart:domain table:cell-range-address="Sheet1.A5:Sheet1.A1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14</svg:desc>
                </draw:g>
              </table:table-cell>
              <table:table-cell office:value-type="float" office:value="0.958772">
                <text:p>0.958772</text:p>
                <draw:g>
                  <svg:desc>Sheet1.B5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94662">
                <text:p>0.994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993544">
                <text:p>0.993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885674">
                <text:p>0.885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885172">
                <text:p>0.88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884188">
                <text:p>0.884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994816">
                <text:p>0.994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994385">
                <text:p>0.994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94382">
                <text:p>0.994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995613">
                <text:p>0.995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216cm" svg:height="5.526cm" xlink:href=".." xlink:type="simple" chart:class="chart:scatter" chart:style-name="ch1">
        <chart:legend chart:legend-position="end" svg:x="8.211cm" svg:y="2.464cm" style:legend-expansion="high" chart:style-name="ch2"/>
        <chart:plot-area chart:style-name="ch3" table:cell-range-address="Sheet1.A16:Sheet1.B26" chart:data-source-has-labels="row" svg:x="0.204cm" svg:y="0.11cm" svg:width="7.803cm" svg:height="5.306cm">
          <chartooo:coordinate-region svg:x="1.116cm" svg:y="0.309cm" svg:width="6.611cm" svg:height="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6" chart:label-cell-address="Sheet1.B16:Sheet1.B16" chart:class="chart:scatter">
            <chart:domain table:cell-range-address="Sheet1.A17:Sheet1.A2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R</text:p>
                <draw:g>
                  <svg:desc>Sheet1.B16:Sheet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7:Sheet1.A26</svg:desc>
                </draw:g>
              </table:table-cell>
              <table:table-cell office:value-type="float" office:value="0.041228">
                <text:p>0.041228</text:p>
                <draw:g>
                  <svg:desc>Sheet1.B17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5338">
                <text:p>0.005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6456">
                <text:p>0.00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14326">
                <text:p>0.114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14828">
                <text:p>0.114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15812">
                <text:p>0.115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5615">
                <text:p>0.005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5618">
                <text:p>0.005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4387">
                <text:p>0.004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12cm" svg:height="5.738cm" xlink:href=".." xlink:type="simple" chart:class="chart:scatter" chart:style-name="ch1">
        <chart:legend chart:legend-position="end" svg:x="7.886cm" svg:y="2.57cm" style:legend-expansion="high" chart:style-name="ch2"/>
        <chart:plot-area chart:style-name="ch3" table:cell-range-address="Sheet1.A29:Sheet1.B39" chart:data-source-has-labels="row" svg:x="0.214cm" svg:y="0.114cm" svg:width="7.458cm" svg:height="5.51cm">
          <chartooo:coordinate-region svg:x="1.126cm" svg:y="0.313cm" svg:width="6.267cm" svg:height="4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B39" chart:label-cell-address="Sheet1.B29:Sheet1.B29" chart:class="chart:scatter">
            <chart:domain table:cell-range-address="Sheet1.A30:Sheet1.A39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verhead</text:p>
                <draw:g>
                  <svg:desc>Sheet1.B29:Sheet1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0:Sheet1.A39</svg:desc>
                </draw:g>
              </table:table-cell>
              <table:table-cell office:value-type="float" office:value="0.335573">
                <text:p>0.335573</text:p>
                <draw:g>
                  <svg:desc>Sheet1.B30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71208">
                <text:p>0.471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470949">
                <text:p>0.470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464562">
                <text:p>0.464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71081">
                <text:p>0.471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70314">
                <text:p>0.470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467623">
                <text:p>0.467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70953">
                <text:p>0.470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71422">
                <text:p>0.471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473082">
                <text:p>0.473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